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Files.doPagingSearch( BufferedReader in , Searcher searcher , Query query , int hitsPerPage , boolean raw , boolean interactiv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4">
            <text:p text:style-name="Table_20_Contents">34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SearchFiles.main( String [ ] arg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3">
            <text:p text:style-name="Table_20_Contents">33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SearchFiles.Search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archFiles.collect( int doc ,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Files.doStreamingSearch( final Searcher searcher ,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neNormsReader.norms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NormsReader.OneNormsReader( IndexReader in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